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Utils.getApplicationBundle( FacesContext facesContext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Utils.getLabel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Utils.getFormatedMessage( String message , Locale locale , Object ...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Utils.getDefaultBundle( FacesContext facesCon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s.getBundleString( ResourceBundle bundl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Utils.getMessage( FacesContext facesContext , Locale locale , FacesMessage . Severity severity , String messageId , Object ...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essageUtils.addMessage( FacesContext facesContext , UIComponent component , FacesMessage . Severity severity , String messageI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Utils.getBundle( FacesContext facesContext , Locale locale , String bund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